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LTIVENTAS &amp; SERVICIOS GENERALES JK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IDALGO TUESTA, JOSIAS JUNIO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7626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ISUIZA VALLES, LUZ ANGELIC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31002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8:45:2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